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4E40000032419989369F84E670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swiss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44794" draw:textarea-horizontal-align="left" draw:textarea-vertical-align="top" draw:auto-grow-height="false"/>
      <style:paragraph-properties style:writing-mode="lr-tb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/>
      <style:paragraph-properties style:writing-mode="lr-tb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marker-start="Arrow" draw:marker-start-width="0.3cm" draw:marker-end="Arrow" draw:marker-end-width="0.3cm" draw:fill="solid" draw:fill-color="#ffff00" draw:textarea-horizontal-align="center" draw:textarea-vertical-align="middle"/>
    </style:style>
    <style:style style:name="gr6" style:family="graphic" style:parent-style-name="standard">
      <style:graphic-properties draw:fill="solid" draw:fill-color="#23ff23" draw:textarea-horizontal-align="left" draw:textarea-vertical-align="top" draw:auto-grow-height="false"/>
      <style:paragraph-properties style:writing-mode="lr-tb"/>
    </style:style>
    <style:style style:name="gr7" style:family="graphic" style:parent-style-name="standard">
      <style:graphic-properties draw:fill="solid" draw:fill-color="#00ffff" draw:textarea-horizontal-align="left" draw:textarea-vertical-align="top" draw:auto-grow-height="false"/>
      <style:paragraph-properties style:writing-mode="lr-tb"/>
    </style:style>
    <style:style style:name="gr8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/>
      <style:paragraph-properties style:writing-mode="lr-tb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944794"/>
      <style:paragraph-properties fo:margin-left="0cm" fo:margin-right="0cm" fo:text-align="center" fo:text-indent="0cm"/>
      <style:text-properties style:font-name="Courier New" fo:font-weight="bold" style:font-weight-asian="bold" style:font-weight-complex="bold"/>
    </style:style>
    <style:style style:name="P3" style:family="paragraph">
      <loext:graphic-properties draw:fill="solid" draw:fill-color="#c0c0c0"/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00"/>
      <style:paragraph-properties fo:text-align="center"/>
    </style:style>
    <style:style style:name="P6" style:family="paragraph">
      <loext:graphic-properties draw:fill="solid" draw:fill-color="#23ff23"/>
      <style:paragraph-properties fo:margin-left="0cm" fo:margin-right="0cm" fo:text-align="center" fo:text-indent="0cm"/>
      <style:text-properties style:font-name="Courier New" fo:font-weight="bold" style:font-weight-asian="bold" style:font-weight-complex="bold"/>
    </style:style>
    <style:style style:name="P7" style:family="paragraph">
      <loext:graphic-properties draw:fill="solid" draw:fill-color="#00ffff"/>
      <style:paragraph-properties fo:margin-left="0cm" fo:margin-right="0cm" fo:text-align="center" fo:text-indent="0cm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00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20cm" svg:height="7.999cm" svg:x="0.5cm" svg:y="3cm">
          <text:p text:style-name="P1"><text:span text:style-name="T1">Robust.ex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cm" svg:height="2cm" svg:x="1.5cm" svg:y="8.5cm">
          <text:p text:style-name="P1"><text:span text:style-name="T2">UserAccount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cm" svg:height="2cm" svg:x="14cm" svg:y="5.5cm">
          <text:p text:style-name="P1"><text:span text:style-name="T2">Grid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5cm" svg:height="2cm" svg:x="8cm" svg:y="5.5cm">
          <text:p text:style-name="P1"><text:span text:style-name="T2">Asset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5cm" svg:height="2cm" svg:x="8cm" svg:y="8.5cm">
          <text:p text:style-name="P1"><text:span text:style-name="T2">Inventory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cm" svg:height="2cm" svg:x="1.5cm" svg:y="5.5cm">
          <text:p text:style-name="P1"><text:span text:style-name="T2">Login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5cm" svg:height="2cm" svg:x="14.5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5cm" svg:height="2cm" svg:x="14cm" svg:y="8.5cm">
          <text:p text:style-name="P1"><text:span text:style-name="T2">Other Ser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xml:id="id1" draw:id="id1" draw:layer="layout" svg:width="4.58cm" svg:height="3.053cm" svg:x="2.92cm" svg:y="21.947cm">
          <draw:image xlink:href="Pictures/10000000000004E40000032419989369F84E6704.png" xlink:type="simple" xlink:show="embed" xlink:actuate="onLoad" loext:mime-type="image/png">
            <text:p/>
          </draw:image>
        </draw:frame>
        <draw:connector draw:style-name="gr5" draw:text-style-name="P5" draw:layer="layout" draw:type="line" svg:x1="5.21cm" svg:y1="21.947cm" svg:x2="6cm" svg:y2="19cm" draw:start-shape="id1" draw:start-glue-point="0" draw:end-shape="id2" draw:end-glue-point="2" svg:d="M5210 21947l790-2947" svg:viewBox="0 0 791 2948">
          <text:p/>
        </draw:connector>
        <draw:g xml:id="id2" draw:id="id2">
          <draw:custom-shape draw:style-name="gr6" draw:text-style-name="P6" draw:layer="layout" svg:width="8cm" svg:height="5.5cm" svg:x="2cm" svg:y="13.5cm">
            <text:p text:style-name="P1"><text:span text:style-name="T1">OpenSim.ex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7" draw:layer="layout" svg:width="7.274cm" svg:height="3.808cm" svg:x="2.363cm" svg:y="14.769cm">
            <text:p text:style-name="P1">Simulato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1.582cm" svg:height="2.113cm" svg:x="4.577cm" svg:y="16.04cm">
            <text:p text:style-name="P8"><text:span text:style-name="T3">Reg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1.58cm" svg:height="2.113cm" svg:x="6.159cm" svg:y="16.04cm">
            <text:p text:style-name="P8"><text:span text:style-name="T3">Reg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" draw:text-style-name="P6" xml:id="id3" draw:id="id3" draw:layer="layout" svg:width="8cm" svg:height="5.5cm" svg:x="11.5cm" svg:y="13.5cm">
          <text:p text:style-name="P1"><text:span text:style-name="T1">OpenSim.ex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7.274cm" svg:height="3.808cm" svg:x="11.863cm" svg:y="14.769cm">
          <text:p text:style-name="P1">Simul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.582cm" svg:height="2.113cm" svg:x="14.918cm" svg:y="16cm">
          <text:p text:style-name="P8"><text:span text:style-name="T3">Reg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xml:id="id5" draw:id="id5" draw:layer="layout" svg:width="4.58cm" svg:height="3.053cm" svg:x="14cm" svg:y="21.447cm">
          <draw:image xlink:href="Pictures/10000000000004E40000032419989369F84E6704.png" xlink:type="simple" xlink:show="embed" xlink:actuate="onLoad" loext:mime-type="image/png">
            <text:p/>
          </draw:image>
        </draw:frame>
        <draw:frame draw:style-name="gr4" draw:text-style-name="P4" draw:layer="layout" svg:width="4.58cm" svg:height="3.053cm" svg:x="2.92cm" svg:y="21.948cm">
          <draw:image xlink:href="Pictures/10000000000004E40000032419989369F84E6704.png" xlink:type="simple" xlink:show="embed" xlink:actuate="onLoad" loext:mime-type="image/png">
            <text:p/>
          </draw:image>
        </draw:frame>
        <draw:frame draw:style-name="gr4" draw:text-style-name="P4" xml:id="id4" draw:id="id4" draw:layer="layout" svg:width="4.58cm" svg:height="3.053cm" svg:x="8.5cm" svg:y="22.447cm">
          <draw:image xlink:href="Pictures/10000000000004E40000032419989369F84E6704.png" xlink:type="simple" xlink:show="embed" xlink:actuate="onLoad" loext:mime-type="image/png">
            <text:p/>
          </draw:image>
        </draw:frame>
        <draw:connector draw:style-name="gr9" draw:text-style-name="P8" draw:layer="layout" draw:type="line" svg:x1="10cm" svg:y1="16.25cm" svg:x2="11.5cm" svg:y2="16.25cm" draw:start-shape="id2" draw:start-glue-point="1" draw:end-shape="id3" draw:end-glue-point="3" svg:d="M10000 16250h1500" svg:viewBox="0 0 1501 1">
          <text:p/>
        </draw:connector>
        <draw:connector draw:style-name="gr9" draw:text-style-name="P8" draw:layer="layout" draw:type="line" svg:x1="10.79cm" svg:y1="22.447cm" svg:x2="6cm" svg:y2="19cm" draw:start-shape="id4" draw:start-glue-point="0" draw:end-shape="id2" draw:end-glue-point="2" svg:d="M10790 22447l-4790-3447" svg:viewBox="0 0 4791 3448">
          <text:p/>
        </draw:connector>
        <draw:connector draw:style-name="gr9" draw:text-style-name="P8" draw:layer="layout" draw:type="line" svg:x1="16.29cm" svg:y1="21.447cm" svg:x2="15.5cm" svg:y2="19cm" draw:start-shape="id5" draw:start-glue-point="0" draw:end-shape="id3" svg:d="M16290 21447l-790-2447" svg:viewBox="0 0 791 2448">
          <text:p/>
        </draw:connector>
        <draw:connector draw:style-name="gr9" draw:text-style-name="P8" draw:layer="layout" draw:type="line" svg:x1="6cm" svg:y1="13.5cm" svg:x2="10.5cm" svg:y2="10.999cm" draw:start-shape="id2" draw:start-glue-point="0" draw:end-shape="id6" svg:d="M6000 13500l4500-2501" svg:viewBox="0 0 4501 2502">
          <text:p/>
        </draw:connector>
        <draw:connector draw:style-name="gr9" draw:text-style-name="P8" draw:layer="layout" draw:type="line" svg:x1="15.5cm" svg:y1="13.5cm" svg:x2="10.5cm" svg:y2="10.999cm" draw:start-shape="id3" draw:start-glue-point="0" draw:end-shape="id6" svg:d="M15500 13500l-5000-2501" svg:viewBox="0 0 5001 250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swiss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Justin Clark-Casey</meta:initial-creator>
    <meta:creation-date>2010-07-29T22:38:05.15</meta:creation-date>
    <dc:date>2010-07-29T22:46:37.14</dc:date>
    <dc:creator>Justin Clark-Casey</dc:creator>
    <meta:editing-duration>PT00H08M32S</meta:editing-duration>
    <meta:editing-cycles>1</meta:editing-cycles>
    <meta:generator>LibreOffice/6.3.6.2$Linux_X86_64 LibreOffice_project/30$Build-2</meta:generator>
    <meta:document-statistic meta:object-count="26"/>
  </office:meta>
</office:document-meta>
</file>